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B" style:family="table-column">
      <style:table-column-properties style:column-width="2.833cm" style:rel-column-width="10922*"/>
    </style:style>
    <style:style style:name="Table1.C" style:family="table-column">
      <style:table-column-properties style:column-width="2.833cm" style:rel-column-width="10923*"/>
    </style:style>
    <style:style style:name="Table1.A1" style:family="table-cell">
      <style:table-cell-properties style:border-line-width-left="0.039cm 0.039cm 0.039cm" style:border-line-width-top="0.039cm 0.039cm 0.039cm" fo:padding="0.3cm" fo:border-left="1.1pt double #000000" fo:border-right="none" fo:border-top="1.1pt double #000000" fo:border-bottom="0.05pt solid #000000"/>
    </style:style>
    <style:style style:name="Table1.B1" style:family="table-cell">
      <style:table-cell-properties style:border-line-width-top="0.039cm 0.039cm 0.039cm" fo:padding="0.3cm" fo:border-left="0.05pt solid #000000" fo:border-right="none" fo:border-top="1.1pt double #000000" fo:border-bottom="0.05pt solid #000000"/>
    </style:style>
    <style:style style:name="Table1.D1" style:family="table-cell">
      <style:table-cell-properties style:border-line-width-right="0.039cm 0.039cm 0.039cm" style:border-line-width-top="0.039cm 0.039cm 0.039cm" fo:padding="0.3cm" fo:border-left="0.05pt solid #000000" fo:border-right="1.1pt double #000000" fo:border-top="1.1pt double #000000" fo:border-bottom="0.05pt solid #000000"/>
    </style:style>
    <style:style style:name="Table1.A2" style:family="table-cell">
      <style:table-cell-properties style:border-line-width-left="0.039cm 0.039cm 0.039cm" fo:padding="0.3cm" fo:border-left="1.1pt double #000000" fo:border-right="none" fo:border-top="none" fo:border-bottom="none"/>
    </style:style>
    <style:style style:name="Table1.C2" style:family="table-cell">
      <style:table-cell-properties style:border-line-width-right="0.039cm 0.039cm 0.039cm" fo:padding="0.3cm" fo:border-left="0.05pt solid #000000" fo:border-right="1.1pt double #000000" fo:border-top="none" fo:border-bottom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border-line-width-left="0.039cm 0.039cm 0.039cm" style:border-line-width-top="0.039cm 0.039cm 0.039cm" fo:padding="0.097cm" fo:border-left="1.1pt double #000000" fo:border-right="none" fo:border-top="1.1pt double #000000" fo:border-bottom="0.05pt solid #000000"/>
    </style:style>
    <style:style style:name="Table2.B1" style:family="table-cell">
      <style:table-cell-properties style:border-line-width-right="0.039cm 0.039cm 0.039cm" style:border-line-width-top="0.039cm 0.039cm 0.039cm" fo:padding="0.097cm" fo:border-left="0.05pt solid #000000" fo:border-right="1.1pt double #000000" fo:border-top="1.1pt double #000000" fo:border-bottom="0.05pt solid #000000"/>
    </style:style>
    <style:style style:name="Table2.A2" style:family="table-cell">
      <style:table-cell-properties style:border-line-width-left="0.039cm 0.039cm 0.039cm" fo:padding="0.097cm" fo:border-left="1.1pt double #000000" fo:border-right="none" fo:border-top="none" fo:border-bottom="0.05pt solid #000000"/>
    </style:style>
    <style:style style:name="Table2.B2" style:family="table-cell">
      <style:table-cell-properties style:border-line-width-right="0.039cm 0.039cm 0.039cm" fo:padding="0.097cm" fo:border-left="0.05pt solid #000000" fo:border-right="1.1pt double #000000" fo:border-top="none" fo:border-bottom="0.05pt solid #000000"/>
    </style:style>
    <style:style style:name="Table2.A3" style:family="table-cell">
      <style:table-cell-properties style:border-line-width-left="0.039cm 0.039cm 0.039cm" style:border-line-width-bottom="0.039cm 0.039cm 0.039cm" fo:padding="0.097cm" fo:border-left="1.1pt double #000000" fo:border-right="none" fo:border-top="none" fo:border-bottom="1.1pt double #000000"/>
    </style:style>
    <style:style style:name="Table2.B3" style:family="table-cell">
      <style:table-cell-properties style:border-line-width-right="0.039cm 0.039cm 0.039cm" style:border-line-width-bottom="0.039cm 0.039cm 0.039cm" fo:padding="0.097cm" fo:border-left="0.05pt solid #000000" fo:border-right="1.1pt double #000000" fo:border-top="none" fo:border-bottom="1.1pt double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764cm" style:rel-column-width="18369*"/>
    </style:style>
    <style:style style:name="Table3.B" style:family="table-column">
      <style:table-column-properties style:column-width="12.234cm" style:rel-column-width="4716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8.498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padding="0.049cm" fo:border-left="none" fo:border-right="none" fo:border-top="0.06pt solid #000000" fo:border-bottom="non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1.251cm" fo:margin-right="0cm" fo:text-indent="0cm" style:auto-text-indent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margin-left="2.501cm" fo:margin-right="0cm" fo:text-indent="0cm" style:auto-text-indent="false"/>
    </style:style>
    <style:style style:name="P14" style:family="paragraph" style:parent-style-name="Preformatted_20_Text">
      <style:text-properties fo:font-size="8pt" style:font-size-asian="8pt" style:font-size-complex="8pt"/>
    </style:style>
    <style:style style:name="P15" style:family="paragraph" style:parent-style-name="Preformatted_20_Text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3">
      <style:paragraph-properties fo:margin-left="1.251cm" fo:margin-right="0cm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–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text:bullet-char="–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text:bullet-char="–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text:bullet-char="–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text:bullet-char="–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text:bullet-char="–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text:bullet-char="–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text:bullet-char="–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text:bullet-char="–">
        <style:list-level-properties text:space-before="4.493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Title">EPOM</text:p>
      <text:p text:style-name="Title">User manual</text:p>
      <text:p text:style-name="P2">Paul G. Crismer, Eric Fafchamps and oth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vision: 2.0</text:p>
      <text:p text:style-name="Standard">Date : February 17, 2009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ubtitle">Abstract</text:p>
      <text:p text:style-name="Text_20_body">EPOM is a framework that allows Eiffel Applications to load/store/update persistent state of objects in some datastore.</text:p>
      <text:p text:style-name="Text_20_body">The originality of this framework is that it acknowledges the fact that it <text:span text:style-name="T1">has to</text:span><text:span text:style-name="T2"> be an interface between two possibly </text:span><text:span text:style-name="T1">different</text:span><text:span text:style-name="T2"> worlds. <text:s/></text:span></text:p>
      <text:p text:style-name="Text_20_body">Both worlds address different needs. <text:s/>The “Object” world manages abstractions, business rules and processes . The “Datastore” world manages efficient, shared and secure data storage and retrieval.</text:p>
      <text:p text:style-name="Text_20_body">EPOM provides an abstract, object-oriented friendly, way of storing and retrieving objects that is totally independent from any storage method (files, RDBMS, OODBMS, ...).</text:p>
      <text:p text:style-name="Text_20_body"/>
      <text:p text:style-name="P4"/>
      <text:p text:style-name="Heading">Table of Contents</text:p>
      <text:h text:style-name="Heading_20_1" text:outline-level="1">Introduction</text:h>
      <text:p text:style-name="Text_20_body">There are two type of users of this framework : users of EPOM classes, implementers of EPOM compliant data access classes.</text:p>
      <text:p text:style-name="Text_20_body">This user's manual shall provide information for both type of users.</text:p>
      <text:p text:style-name="Text_20_body">The first section focus on the installation of EPOM. <text:s/>Then a case study shall explain, by example, how to use EPOM.</text:p>
      <text:h text:style-name="Heading_20_1" text:outline-level="1">Installation</text:h>
      <text:h text:style-name="Heading_20_2" text:outline-level="2">Package description</text:h>
      <text:p text:style-name="Text_20_body">EPOM provides deferred classes describing the framework and two partial implementations to be extended : one for ECLI, one for EiffelStore. <text:s/></text:p>
      <text:list xml:id="list33315525" text:style-name="L1">
        <text:list-item>
          <text:p text:style-name="P16">ECLI implementation is tested and fully working.</text:p>
        </text:list-item>
        <text:list-item>
          <text:p text:style-name="P16">EiffelStore implementat is provided as is, partially tested and unsupported. <text:s/>Those implementations should give ideas to developers for other storage types (OODBMS, Files, Berkeley-DB, etc...).</text:p>
        </text:list-item>
      </text:list>
      <text:p text:style-name="Text_20_body">EPOM distribution uses the following libraries</text:p>
      <text:list xml:id="list33307306" text:style-name="L2">
        <text:list-item>
          <text:p text:style-name="P17">GOBO 3.9 and higher</text:p>
        </text:list-item>
        <text:list-item>
          <text:p text:style-name="P17">either ECLI v2.2 and higher</text:p>
        </text:list-item>
        <text:list-item>
          <text:p text:style-name="P17">or EiffelStore</text:p>
        </text:list-item>
      </text:list>
      <text:p text:style-name="Text_20_body"/>
      <text:p text:style-name="Text_20_body">Directory structure</text:p>
      <text:p text:style-name="Text_20_body">EPOM</text:p>
      <text:list xml:id="list33312884" text:style-name="L3">
        <text:list-item>
          <text:p text:style-name="P18">examples</text:p>
        </text:list-item>
        <text:list-item>
          <text:p text:style-name="P24">books<text:tab/><text:tab/>sample application used in this manual</text:p>
        </text:list-item>
        <text:list-item>
          <text:p text:style-name="P24">control<text:tab/><text:tab/>dummy application to control compilation of all classes</text:p>
        </text:list-item>
        <text:list-item>
          <text:p text:style-name="P25">interface</text:p>
        </text:list-item>
        <text:list-item>
          <text:p text:style-name="P25">implementation<text:tab/><text:tab/>classes implementing basic framework behavior</text:p>
        </text:list-item>
        <text:list-item>
          <text:p text:style-name="P24">ecli<text:tab/><text:tab/><text:tab/>ecli-specific adapter skeletons</text:p>
        </text:list-item>
        <text:list-item>
          <text:p text:style-name="P24">eiffelstore<text:tab/><text:tab/>eiffelstore-specific adapter skeletons</text:p>
        </text:list-item>
      </text:list>
      <text:p text:style-name="Text_20_body"/>
      <text:p text:style-name="Text_20_body"/>
      <text:p text:style-name="Text_20_body">Cluster cha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header-rows>
          <text:soft-page-break/>
          <table:table-row>
            <table:table-cell table:style-name="Table1.A1" office:value-type="string">
              <text:p text:style-name="P7">CLUSTER</text:p>
            </table:table-cell>
            <table:table-cell table:style-name="Table1.B1" table:number-columns-spanned="2" office:value-type="string">
              <text:p text:style-name="P7">EPOM</text:p>
            </table:table-cell>
            <table:covered-table-cell/>
            <table:table-cell table:style-name="Table1.D1" office:value-type="string">
              <text:p text:style-name="P7">Part 1/1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PURPOSE</text:p>
            <text:p text:style-name="P5"/>
          </table:table-cell>
          <table:covered-table-cell/>
          <table:table-cell table:style-name="Table1.C2" table:number-columns-spanned="2" office:value-type="string">
            <text:p text:style-name="P6">INDEXING</text:p>
            <text:p text:style-name="P5"/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Class/(Cluster)</text:p>
          </table:table-cell>
          <table:table-cell table:style-name="Table2.B1" office:value-type="string">
            <text:p text:style-name="P7">Description</text:p>
          </table:table-cell>
        </table:table-row>
        <table:table-row>
          <table:table-cell table:style-name="Table2.A2" office:value-type="string">
            <text:p text:style-name="P8">(INTERFACE)</text:p>
          </table:table-cell>
          <table:table-cell table:style-name="Table2.B2" office:value-type="string">
            <text:p text:style-name="P9">EPOM Framework classes. <text:s/>They mainly are deferred ones.</text:p>
          </table:table-cell>
        </table:table-row>
        <table:table-row>
          <table:table-cell table:style-name="Table2.A3" office:value-type="string">
            <text:p text:style-name="P8">(IMPLEMENTATION)</text:p>
          </table:table-cell>
          <table:table-cell table:style-name="Table2.B3" office:value-type="string">
            <text:p text:style-name="P9">Partial implementation of framework classes. <text:s/>Specifiable behaviors and process skeletons are implemented.</text:p>
          </table:table-cell>
        </table:table-row>
        <table:table-row>
          <table:table-cell table:style-name="Table2.A3" office:value-type="string">
            <text:p text:style-name="P8">(ECLI)</text:p>
          </table:table-cell>
          <table:table-cell table:style-name="Table2.B3" office:value-type="string">
            <text:p text:style-name="P9">ECLI specific implementation of framework classes.</text:p>
          </table:table-cell>
        </table:table-row>
        <table:table-row>
          <table:table-cell table:style-name="Table2.A3" office:value-type="string">
            <text:p text:style-name="P8">(EIFFELSTORE)</text:p>
          </table:table-cell>
          <table:table-cell table:style-name="Table2.B3" office:value-type="string">
            <text:p text:style-name="P10"><text:span text:style-name="T3">Eiffel</text:span>Store implementation of framework classes.</text:p>
          </table:table-cell>
        </table:table-row>
      </table:table>
      <text:p text:style-name="Text_20_body"/>
      <text:h text:style-name="Heading_20_2" text:outline-level="2">Installation</text:h>
      <text:p text:style-name="Text_20_body">1. Unzip the archive.</text:p>
      <text:p text:style-name="Text_20_body">2. Define the EPOM environment variable.</text:p>
      <text:p text:style-name="Text_20_body">3. Create a project using EPOM : </text:p>
      <text:list xml:id="list33308441" text:style-name="L4">
        <text:list-item>
          <text:p text:style-name="P19">create a build.eant <text:s/>build file.</text:p>
        </text:list-item>
        <text:list-item>
          <text:p text:style-name="P19">create a system.xace file and mount EPOM library.</text:p>
        </text:list-item>
      </text:list>
      <text:list xml:id="list33305039" text:style-name="L5">
        <text:list-item>
          <text:p text:style-name="P20">Build the project. <text:s/>If you need EiffelStore support, then set the EIFFELSTORE environment variable to 'true' before typing <text:span text:style-name="T1"><text:s/>geant install </text:span><text:span text:style-name="T2">.</text:span></text:p>
        </text:list-item>
      </text:list>
      <text:p text:style-name="P11"/>
      <text:h text:style-name="Heading_20_1" text:outline-level="1">Case study</text:h>
      <text:h text:style-name="Heading_20_2" text:outline-level="2">Introduction</text:h>
      <text:p text:style-name="Text_20_body">The $EPOM/examples/books application is a small library management system.</text:p>
      <text:p text:style-name="Text_20_body">The static diagram is presented in the following picture.</text:p>
      <text:p text:style-name="Text_20_body"/>
      <text:h text:style-name="Heading_20_2" text:outline-level="2">Datastore-independent design</text:h>
      <text:h text:style-name="Heading_20_3" text:outline-level="3">Identify persistent classes</text:h>
      <text:p text:style-name="Text_20_body">Persistent classes are BOOK, COPY and BORROWER. <text:s/>Those classes inherit from PO_PERSISTENT.</text:p>
      <text:p text:style-name="Text_20_body">A persistence class name must be chosen. <text:s/>In general this is the same as the class name.</text:p>
      <text:p text:style-name="Text_20_body">However, when it is needed to let a class and its descendants persist through the same adapter, then <text:soft-page-break/>they (the class and the descendants) must all have the same persistence class name.</text:p>
      <text:p text:style-name="Text_20_body">As an example, the BOOK_PERSISTENT_CLASS_NAME, COPY_PERSISTENT_CLASS_NAME and BORROWER_PERSISTENT_CLASS_NAME are defined.</text:p>
      <text:p text:style-name="Text_20_body">Adapters for those persistent classes should be designed : BOOK_ADAPTER, COPY_ADAPTER, BORROWER_ADAPTER.</text:p>
      <text:p text:style-name="Text_20_body"/>
      <text:p text:style-name="Text_20_body">Classes identified so far 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ext_20_body">Persistent classes</text:p>
            </table:table-cell>
            <table:table-cell table:style-name="Table3.B1" office:value-type="string">
              <text:p text:style-name="Text_20_body">BOOK, COPY, BORROWER</text:p>
            </table:table-cell>
          </table:table-row>
        </table:table-header-rows>
        <table:table-row>
          <table:table-cell table:style-name="Table3.A2" office:value-type="string">
            <text:p text:style-name="Text_20_body">Persistent class names</text:p>
          </table:table-cell>
          <table:table-cell table:style-name="Table3.B2" office:value-type="string">
            <text:p text:style-name="Text_20_body">BOOK_PERSISTENT_CLASS_NAME, COPY_PERSISTENT_CLASS_NAME, BORROWER__PERSISTENT_CLASS_NAME.</text:p>
          </table:table-cell>
        </table:table-row>
        <table:table-row>
          <table:table-cell table:style-name="Table3.A2" office:value-type="string">
            <text:p text:style-name="Text_20_body">Adapters</text:p>
          </table:table-cell>
          <table:table-cell table:style-name="Table3.B2" office:value-type="string">
            <text:p text:style-name="Text_20_body">BOOK_ADAPTER, COPY_ADAPTER, BORROWER_ADAPTER.</text:p>
          </table:table-cell>
        </table:table-row>
      </table:table>
      <text:p text:style-name="Text_20_body"/>
      <text:h text:style-name="Heading_20_3" text:outline-level="3">Look at the relations between persistent classes</text:h>
      <text:p text:style-name="Text_20_body">Are there persistent classes that give access to other persistent classes ?</text:p>
      <text:p text:style-name="Text_20_body">COPY gives access to BORROWER and BOOK.</text:p>
      <text:p text:style-name="Text_20_body">BORROWER <text:s/>gives access to a list of COPY.</text:p>
      <text:p text:style-name="Text_20_body">In order to avoid reading the whole database by following the references to persistent objects, the class PO_REFERENCE has been introduced as a <text:span text:style-name="T1">weak_reference</text:span><text:span text:style-name="T2"> mechanism.</text:span></text:p>
      <text:p text:style-name="P11">General advice is to use PO_REFERENCE objects to give access to other persistent objects.</text:p>
      <text:p text:style-name="Text_20_body">Features 'book' and 'borrower' should be implemented as functions accessing weak references (class PO_REFERENCE). <text:s/>The next code fragment shows the implementation of feature 'book'.</text:p>
      <text:p text:style-name="P13"/>
      <text:p text:style-name="P13">feature – Access</text:p>
      <text:p text:style-name="P13"/>
      <text:p text:style-name="P13"><text:tab/>book : BOOK is</text:p>
      <text:p text:style-name="P13"><text:tab/><text:tab/>do</text:p>
      <text:p text:style-name="P13"><text:tab/><text:tab/><text:tab/>Result := book_reference.item</text:p>
      <text:p text:style-name="P13"><text:tab/><text:tab/>end</text:p>
      <text:p text:style-name="P13"/>
      <text:p text:style-name="P13">feature {NONE} – Implementation</text:p>
      <text:p text:style-name="P13"/>
      <text:p text:style-name="P13"><text:tab/>book_reference : PO_REFERENCE[BOOK]</text:p>
      <text:p text:style-name="P13"/>
      <text:p text:style-name="Text_20_body"/>
      <text:p text:style-name="Text_20_body">Instances of PO_REFERENCE can only be created by the appropriate adapter. <text:s/>That is why adapters must provide factory methods to other adapters.</text:p>
      <text:p text:style-name="Text_20_body">Factory method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Class</text:p>
            </table:table-cell>
            <table:table-cell table:style-name="Table4.B1" office:value-type="string">
              <text:p text:style-name="P6">Methods</text:p>
            </table:table-cell>
          </table:table-row>
        </table:table-header-rows>
        <table:table-row>
          <table:table-cell table:style-name="Table4.A2" office:value-type="string">
            <text:p text:style-name="Text_20_body">BOOK_ADAPTER</text:p>
          </table:table-cell>
          <table:table-cell table:style-name="Table4.B2" office:value-type="string">
            <text:p text:style-name="Text_20_body">create_pid_for_isbn</text:p>
          </table:table-cell>
        </table:table-row>
        <table:table-row>
          <table:table-cell table:style-name="Table4.A2" office:value-type="string">
            <text:p text:style-name="Text_20_body">BORROWER_ADAPTER</text:p>
          </table:table-cell>
          <table:table-cell table:style-name="Table4.B2" office:value-type="string">
            <text:p text:style-name="Text_20_body">create_pid_for_id</text:p>
          </table:table-cell>
        </table:table-row>
      </table:table>
      <text:p text:style-name="Text_20_body"/>
      <text:p text:style-name="Text_20_body"><text:soft-page-break/>When relations are not one-to-one, it is up to the designer to chose an appropriate implementation.</text:p>
      <text:h text:style-name="Heading_20_3" text:outline-level="3">Initialize the framework</text:h>
      <text:h text:style-name="Heading_20_3" text:outline-level="3">Use the framework</text:h>
      <text:p text:style-name="Text_20_body"/>
      <text:p text:style-name="Text_20_body"/>
      <text:p text:style-name="Text_20_body">This section presents usage informations from the perspective of two classes of users :</text:p>
      <text:list xml:id="list33288623" text:style-name="L6">
        <text:list-item>
          <text:p text:style-name="P21">Clients of EPOM</text:p>
        </text:list-item>
        <text:list-item>
          <text:p text:style-name="P21">Implementors of persistence services</text:p>
        </text:list-item>
      </text:list>
      <text:h text:style-name="Heading_20_1" text:outline-level="1">Client perspective</text:h>
      <text:p text:style-name="Text_20_body">Clientsof EPOM services view</text:p>
      <text:list xml:id="list33304120" text:style-name="L7">
        <text:list-item>
          <text:p text:style-name="P22">Persistent classes</text:p>
        </text:list-item>
        <text:list-item>
          <text:p text:style-name="P22">Adapters for those classes </text:p>
        </text:list-item>
      </text:list>
      <text:h text:style-name="Heading_20_3" text:outline-level="3">Persistent classes</text:h>
      <text:p text:style-name="Text_20_body">Persistent classes exhibit features inherited from PO_PERSISTENT together with their own features. PO_PERSISTENT features are shown in bold.</text:p>
      <text:p text:style-name="Text_20_body">For example the BOOK class has the following features</text:p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Text_20_body">Queries</text:p>
            </table:table-cell>
          </table:table-row>
        </table:table-header-rows>
        <table:table-row>
          <table:table-cell table:style-name="Table5.A2" office:value-type="string">
            <text:p text:style-name="P14">feature – Status report </text:p>
            <text:p text:style-name="P14"/>
            <text:p text:style-name="P14"><text:tab/>author: STRING</text:p>
            <text:p text:style-name="P14"><text:tab/>isbn: STRING</text:p>
            <text:p text:style-name="P14"><text:tab/>title: STRING</text:p>
            <text:p text:style-name="P14"><text:tab/></text:p>
            <text:p text:style-name="P14">feature -- Status report</text:p>
            <text:p text:style-name="P14"/>
            <text:p text:style-name="P15"/>
          </table:table-cell>
        </table:table-row>
        <table:table-row>
          <table:table-cell table:style-name="Table5.A2" office:value-type="string">
            <text:p text:style-name="Text_20_body">Commands</text:p>
          </table:table-cell>
        </table:table-row>
        <table:table-row>
          <table:table-cell table:style-name="Table5.A2" office:value-type="string">
            <text:p text:style-name="P14">feature -- Element change</text:p>
            <text:p text:style-name="Preformatted_20_Text"/>
            <text:p text:style-name="P14"><text:tab/><text:span text:style-name="T4">make -- creation</text:span></text:p>
            <text:p text:style-name="P14"><text:tab/></text:p>
          </table:table-cell>
        </table:table-row>
      </table:table>
      <text:p text:style-name="P12"/>
      <text:h text:style-name="Heading_20_3" text:outline-level="3">Adapters</text:h>
      <text:p text:style-name="Text_20_body">Adapter classes exhibit standard and extended accesses.</text:p>
      <text:list xml:id="list33300726" text:style-name="L8">
        <text:list-item>
          <text:p text:style-name="P23">Standard accesses are related to one specific instance, identified by a PID, i.e <text:span text:style-name="T1">read, write, update, refresh, delete.</text:span></text:p>
        </text:list-item>
        <text:list-item>
          <text:p text:style-name="P23">Extended accesses are that filter instances on the datastore : for example, queries retrieving objects that have specific characteristics, queries retrieving multiple objects, commands that operate on a batch of objects, queries that refresh objects in a specific way...</text:p>
          <text:p text:style-name="P23"/>
        </text:list-item>
      </text:list>
      <text:p text:style-name="Text_20_body">Those “accesses” are the only ways to manipulate and query “objectland”.</text:p>
      <text:p text:style-name="Text_20_body">Adapters exhibit the catalog of persistence-related operations.</text:p>
      <text:p text:style-name="Text_20_body"><text:soft-page-break/></text:p>
      <text:p text:style-name="Text_20_body">The BOOK_ADAPTER class has</text:p>
      <table:table table:name="Table7" table:style-name="Table7">
        <table:table-column table:style-name="Table7.A"/>
        <table:table-header-rows>
          <table:table-row>
            <table:table-cell table:style-name="Table7.A1" office:value-type="string">
              <text:p text:style-name="Text_20_body">Queries</text:p>
            </table:table-cell>
          </table:table-row>
        </table:table-header-rows>
        <table:table-row>
          <table:table-cell table:style-name="Table7.A2" office:value-type="string">
            <text:p text:style-name="Text_20_body"/>
          </table:table-cell>
        </table:table-row>
        <table:table-row>
          <table:table-cell table:style-name="Table7.A2" office:value-type="string">
            <text:p text:style-name="Text_20_body">Commands</text:p>
          </table:table-cell>
        </table:table-row>
        <table:table-row>
          <table:table-cell table:style-name="Table7.A2" office:value-type="string">
            <text:p text:style-name="Text_20_body">Read by `an_isbn'.</text:p>
            <text:p text:style-name="Text_20_body">Read by `a_title'.</text:p>
            <text:p text:style-name="Text_20_body">Read by `author_name'.</text:p>
          </table:table-cell>
        </table:table-row>
      </table:table>
      <text:p text:style-name="Text_20_body"/>
      <text:p text:style-name="P14">feature -- Access</text:p>
      <text:p text:style-name="P14"/>
      <text:p text:style-name="P14"><text:tab/>class_name: STRING</text:p>
      <text:p text:style-name="P14"/>
      <text:p text:style-name="P14"><text:tab/>datastore: PO_DATASTORE</text:p>
      <text:p text:style-name="P14"/>
      <text:p text:style-name="P14"><text:tab/>last_cursor: PO_CURSOR [BOOK]</text:p>
      <text:p text:style-name="P14"/>
      <text:p text:style-name="P14"><text:tab/>pid_for_object (object: like last_object): PO_PID</text:p>
      <text:p text:style-name="P14"><text:tab/><text:tab/><text:tab/>-- Persistent identifier for `object'</text:p>
      <text:p text:style-name="P14"><text:tab/><text:tab/><text:tab/>-- (from PO_ADAPTER)</text:p>
      <text:p text:style-name="P14"><text:tab/><text:tab/>require -- from PO_ADAPTER</text:p>
      <text:p text:style-name="P14"><text:tab/><text:tab/><text:tab/>object_not_void: object /= void</text:p>
      <text:p text:style-name="P14"><text:tab/><text:tab/>ensure -- from PO_ADAPTER</text:p>
      <text:p text:style-name="P14"><text:tab/><text:tab/><text:tab/>definition: Result /= void</text:p>
      <text:p text:style-name="P14"><text:tab/><text:tab/><text:tab/>pid_of_persistent: object.is_persistent implies Result = object.pid</text:p>
      <text:p text:style-name="P14"><text:tab/><text:tab/><text:tab/>created_for_volatile: object.is_volatile implies Result = last_pid</text:p>
      <text:p text:style-name="P14"/>
      <text:p text:style-name="P14"><text:tab/>status: PO_STATUS</text:p>
      <text:p text:style-name="P14"><text:tab/><text:tab/><text:tab/>-- status related to latest persistance operation</text:p>
      <text:p text:style-name="P14"><text:tab/><text:tab/><text:tab/>-- (from PO_STATUS_USE)</text:p>
      <text:p text:style-name="P14"><text:tab/></text:p>
      <text:p text:style-name="P14">feature -- Measurement</text:p>
      <text:p text:style-name="P14"/>
      <text:p text:style-name="P14"><text:tab/>cache_count: INTEGER</text:p>
      <text:p text:style-name="P14"><text:tab/><text:tab/><text:tab/>-- Number of objects in cache.</text:p>
      <text:p text:style-name="P14"><text:tab/><text:tab/><text:tab/>-- (from PO_ADAPTER)</text:p>
      <text:p text:style-name="P14"><text:tab/></text:p>
      <text:p text:style-name="P14"><text:tab/></text:p>
      <text:p text:style-name="P14">feature -- Status report</text:p>
      <text:p text:style-name="P14"/>
      <text:p text:style-name="P14"><text:tab/>can_delete: BOOLEAN</text:p>
      <text:p text:style-name="P14"><text:tab/><text:tab/><text:tab/>-- does this adapter implement delete access ?</text:p>
      <text:p text:style-name="P14"><text:tab/><text:tab/><text:tab/>-- (from PO_ADAPTER)</text:p>
      <text:p text:style-name="P14"/>
      <text:p text:style-name="P14"><text:tab/>can_read: BOOLEAN</text:p>
      <text:p text:style-name="P14"><text:tab/><text:tab/><text:tab/>-- does this adapter implement read access ?</text:p>
      <text:p text:style-name="P14"><text:tab/><text:tab/><text:tab/>-- (from PO_ADAPTER)</text:p>
      <text:p text:style-name="P14"/>
      <text:p text:style-name="P14"><text:tab/>can_refresh: BOOLEAN</text:p>
      <text:p text:style-name="P14"><text:tab/><text:tab/><text:tab/>-- does this adapter implement refresh access ?</text:p>
      <text:p text:style-name="P14"><text:tab/><text:tab/><text:tab/>-- (from PO_ADAPTER)</text:p>
      <text:p text:style-name="P14"/>
      <text:p text:style-name="P14"><text:tab/>can_update: BOOLEAN</text:p>
      <text:p text:style-name="P14"><text:tab/><text:tab/><text:tab/>-- does this adapter implement update access ?</text:p>
      <text:p text:style-name="P14"><text:tab/><text:tab/><text:tab/>-- (from PO_ADAPTER)</text:p>
      <text:p text:style-name="P14"/>
      <text:p text:style-name="P14"><text:tab/>can_write: BOOLEAN</text:p>
      <text:p text:style-name="P14"><text:tab/><text:tab/><text:tab/>-- does this adapter implement write access ?</text:p>
      <text:p text:style-name="P14"><text:tab/><text:tab/><text:tab/>-- (from PO_ADAPTER)</text:p>
      <text:p text:style-name="P14"/>
      <text:p text:style-name="P14"><text:tab/>is_enabled_cache_on_read: BOOLEAN</text:p>
      <text:p text:style-name="P14"><text:tab/><text:tab/><text:tab/>-- Are read objects inserted in cache ?</text:p>
      <text:p text:style-name="P14"><text:tab/><text:tab/><text:tab/>-- (from PO_ADAPTER)</text:p>
      <text:p text:style-name="P14"/>
      <text:p text:style-name="P14"><text:tab/>is_enabled_cache_on_write: BOOLEAN</text:p>
      <text:p text:style-name="P14"><text:tab/><text:tab/><text:tab/>-- Are written objects inserted in cache ?</text:p>
      <text:p text:style-name="P14"><text:tab/><text:tab/><text:tab/>-- (from PO_ADAPTER)</text:p>
      <text:p text:style-name="P14"/>
      <text:p text:style-name="P14"><text:tab/>is_pid_valid (some_pid: like last_pid): BOOLEAN</text:p>
      <text:p text:style-name="P14"><text:tab/><text:tab/><text:tab/>-- Is `some_pid' a valid pid ?</text:p>
      <text:p text:style-name="P14"><text:soft-page-break/><text:tab/><text:tab/><text:tab/>-- (from PO_ADAPTER)</text:p>
      <text:p text:style-name="P14"><text:tab/><text:tab/>require -- from PO_ADAPTER</text:p>
      <text:p text:style-name="P14"><text:tab/><text:tab/><text:tab/>some_pid_exists: some_pid /= void</text:p>
      <text:p text:style-name="P14"/>
      <text:p text:style-name="P14"><text:tab/>no_data_found: BOOLEAN</text:p>
      <text:p text:style-name="P14"><text:tab/><text:tab/><text:tab/>-- have no data been found ?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Result = (last_cursor.count = 0)</text:p>
      <text:p text:style-name="P14"><text:tab/></text:p>
      <text:p text:style-name="P14">feature -- Status setting</text:p>
      <text:p text:style-name="P14"/>
      <text:p text:style-name="P14"><text:tab/>disable_cache_on_read</text:p>
      <text:p text:style-name="P14"><text:tab/><text:tab/><text:tab/>-- do not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read</text:p>
      <text:p text:style-name="P14"/>
      <text:p text:style-name="P14"><text:tab/>disable_cache_on_write</text:p>
      <text:p text:style-name="P14"><text:tab/><text:tab/><text:tab/>-- do not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write</text:p>
      <text:p text:style-name="P14"/>
      <text:p text:style-name="P14"><text:tab/>enable_cache_on_read</text:p>
      <text:p text:style-name="P14"><text:tab/><text:tab/><text:tab/>--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read</text:p>
      <text:p text:style-name="P14"/>
      <text:p text:style-name="P14"><text:tab/>enable_cache_on_write</text:p>
      <text:p text:style-name="P14"><text:tab/><text:tab/><text:tab/>--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write</text:p>
      <text:p text:style-name="P14"><text:tab/></text:p>
      <text:p text:style-name="P14"><text:tab/></text:p>
      <text:p text:style-name="P14">feature -- Basic operations</text:p>
      <text:p text:style-name="P14"/>
      <text:p text:style-name="P14"><text:tab/>clear_cache</text:p>
      <text:p text:style-name="P14"><text:tab/><text:tab/><text:tab/>-- clear cache</text:p>
      <text:p text:style-name="P14"><text:tab/><text:tab/><text:tab/>-- (from PO_ADAPTER)</text:p>
      <text:p text:style-name="P14"><text:tab/><text:tab/>ensure -- from PO_ADAPTER</text:p>
      <text:p text:style-name="P14"><text:tab/><text:tab/><text:tab/>cache_count_is_0: cache_count = 0</text:p>
      <text:p text:style-name="P14"/>
      <text:p text:style-name="P14"><text:tab/>delete (object: like last_object)</text:p>
      <text:p text:style-name="P14"><text:tab/><text:tab/><text:tab/>-- <text:s/>delete `object's persistent image</text:p>
      <text:p text:style-name="P14"><text:tab/><text:tab/><text:tab/>-- (from PO_ADAPTER)</text:p>
      <text:p text:style-name="P14"><text:tab/><text:tab/>require -- from PO_ADAPTER</text:p>
      <text:p text:style-name="P14"><text:tab/><text:tab/><text:tab/>can_delete: can_delete</text:p>
      <text:p text:style-name="P14"><text:tab/><text:tab/><text:tab/>object_exists: object /= void</text:p>
      <text:p text:style-name="P14"><text:tab/><text:tab/><text:tab/>object_already_in_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deleted: not status.is_error implies (object.is_deleted and not exists (pid_for_object (object)))</text:p>
      <text:p text:style-name="P14"><text:tab/><text:tab/><text:tab/>no_more_cached: not status.is_error implies not is_cached (object)</text:p>
      <text:p text:style-name="P14"><text:tab/><text:tab/><text:tab/>deleted: not status.is_error implies object.is_deleted</text:p>
      <text:p text:style-name="P14"/>
      <text:p text:style-name="P14"><text:tab/>exists (pid: like last_pid): BOOLEAN</text:p>
      <text:p text:style-name="P14"><text:tab/><text:tab/><text:tab/>-- does an object identifed by `pid' exist in datastore ?</text:p>
      <text:p text:style-name="P14"><text:tab/><text:tab/><text:tab/>-- (from PO_ADAPTER)</text:p>
      <text:p text:style-name="P14"><text:tab/><text:tab/>require -- from PO_ADAPTER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/>
      <text:p text:style-name="P14"><text:tab/>read (pid: like last_pid)</text:p>
      <text:p text:style-name="P14"><text:tab/><text:tab/><text:tab/>-- read a persistent object using identifier `pid'</text:p>
      <text:p text:style-name="P14"><text:tab/><text:tab/><text:tab/>-- (from PO_ADAPTER)</text:p>
      <text:p text:style-name="P14"><text:tab/><text:tab/>require -- from PO_ADAPTER</text:p>
      <text:p text:style-name="P14"><text:tab/><text:tab/><text:tab/>can_read: can_read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cursor_exists: last_cursor /= void</text:p>
      <text:p text:style-name="P14"><text:tab/><text:tab/><text:tab/>empty_cursor_when_error: status.is_error implies last_cursor.is_empty</text:p>
      <text:p text:style-name="P14"><text:tab/><text:tab/><text:tab/>single_object_read: (not status.is_error and then not last_cursor.is_empty) <text:soft-page-break/>implies last_cursor.count = 1</text:p>
      <text:p text:style-name="P14"><text:tab/><text:tab/><text:tab/>object_cached: (not last_cursor.is_empty and then is_enabled_cache_on_read) implies is_cached (last_cursor.first)</text:p>
      <text:p text:style-name="P14"/>
      <text:p text:style-name="P15"><text:tab/>read_by_isbn (an_isbn: STRING)</text:p>
      <text:p text:style-name="P15"><text:tab/><text:tab/><text:tab/>-- read book by `an_isbn'</text:p>
      <text:p text:style-name="P15"><text:tab/><text:tab/>require</text:p>
      <text:p text:style-name="P15"><text:tab/><text:tab/><text:tab/>an_isbn_not_void: an_isbn /= void</text:p>
      <text:p text:style-name="P15"/>
      <text:p text:style-name="P15"><text:tab/>read_by_title (a_title: STRING)</text:p>
      <text:p text:style-name="P15"><text:tab/><text:tab/><text:tab/>-- read book by `a_title'</text:p>
      <text:p text:style-name="P15"><text:tab/><text:tab/>require</text:p>
      <text:p text:style-name="P15"><text:tab/><text:tab/><text:tab/>a_title_not_void: a_title /= void</text:p>
      <text:p text:style-name="P15"/>
      <text:p text:style-name="P14"><text:tab/>refresh (object: like last_object)</text:p>
      <text:p text:style-name="P14"><text:tab/><text:tab/><text:tab/>-- refresh `object' by reading its persistent state from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refresh: can_refresh</text:p>
      <text:p text:style-name="P14"><text:tab/><text:tab/><text:tab/>object_exists: object /= void</text:p>
      <text:p text:style-name="P14"><text:tab/><text:tab/><text:tab/>object_exists_in_datastore: object.is_persistent and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status.is_error implies not object.is_modified</text:p>
      <text:p text:style-name="P14"/>
      <text:p text:style-name="P14"><text:tab/>update (object: like last_object)</text:p>
      <text:p text:style-name="P14"><text:tab/><text:tab/><text:tab/>-- update `object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update: can_update</text:p>
      <text:p text:style-name="P14"><text:tab/><text:tab/><text:tab/>object_exists: object /= void</text:p>
      <text:p text:style-name="P14"><text:tab/><text:tab/><text:tab/>object_exists_in_data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not status.is_error implies not object.is_modified</text:p>
      <text:p text:style-name="P14"/>
      <text:p text:style-name="P14"><text:tab/>write (object: like last_object)</text:p>
      <text:p text:style-name="P14"><text:tab/><text:tab/><text:tab/>-- write `o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write: can_write</text:p>
      <text:p text:style-name="P14"><text:tab/><text:tab/><text:tab/>object_exists: object /= void</text:p>
      <text:p text:style-name="P14"><text:tab/><text:tab/><text:tab/>object_is_volatile: object.is_volatile</text:p>
      <text:p text:style-name="P14"><text:tab/><text:tab/><text:tab/>object_not_in_datastore: not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pid_created_and_set: not status.is_error implies object.pid = last_pid</text:p>
      <text:p text:style-name="P14"><text:tab/><text:tab/><text:tab/>object_fresh: not status.is_error implies not object.is_modified</text:p>
      <text:p text:style-name="P14"><text:tab/><text:tab/><text:tab/>object_persists: not status.is_error implies object.is_persistent</text:p>
      <text:p text:style-name="P14"><text:tab/><text:tab/><text:tab/>object_cached: (not status.is_error and then is_enabled_cache_on_write) implies is_cached (object)</text:p>
      <text:p text:style-name="P14"><text:tab/></text:p>
      <text:p text:style-name="P14">feature -- Contract support</text:p>
      <text:p text:style-name="P14"/>
      <text:p text:style-name="P14"><text:tab/>is_cached (object: like last_object): BOOLEAN</text:p>
      <text:p text:style-name="P14"><text:tab/><text:tab/><text:tab/>-- is `object' in cache ?</text:p>
      <text:p text:style-name="P14"><text:tab/><text:tab/><text:tab/>-- (from PO_ADAPTER)</text:p>
      <text:p text:style-name="P14"><text:tab/><text:tab/>require -- from PO_ADAPTER</text:p>
      <text:p text:style-name="P14"><text:tab/><text:tab/><text:tab/>persistent_object: object /= void and then object.is_persistent</text:p>
      <text:p text:style-name="P14"><text:tab/></text:p>
      <text:p text:style-name="P14">feature -- Factory</text:p>
      <text:p text:style-name="P14"/>
      <text:p text:style-name="P14"><text:tab/>create_pid_from_object (an_object: BOOK)</text:p>
      <text:p text:style-name="P14"><text:tab/><text:tab/><text:tab/>-- create a pid from a volatile object</text:p>
      <text:p text:style-name="P14"><text:tab/><text:tab/><text:tab/>-- (from PO_ADAPTER)</text:p>
      <text:p text:style-name="P14"><text:tab/><text:tab/>require -- from PO_ADAPTER</text:p>
      <text:p text:style-name="P14"><text:tab/><text:tab/><text:tab/>object_exists: an_object /= void</text:p>
      <text:p text:style-name="P14"><text:tab/><text:tab/><text:tab/>object_is_volatile: an_object.is_volatile</text:p>
      <text:p text:style-name="P14"><text:tab/><text:tab/>ensure -- from PO_ADAPTER</text:p>
      <text:p text:style-name="P14"><text:tab/><text:tab/><text:tab/>exists_and_valid: not status.is_error implies (last_pid /= void and then is_pid_valid (last_pid))</text:p>
      <text:p text:style-name="P14"><text:tab/></text:p>
      <text:p text:style-name="P14">invariant</text:p>
      <text:p text:style-name="P14"/>
      <text:p text:style-name="P14"><text:tab/><text:tab/>-- from ANY</text:p>
      <text:p text:style-name="P14"><text:tab/>reflexive_equality: standard_is_equal (Current)</text:p>
      <text:p text:style-name="P14"><text:tab/>reflexive_conformance: conforms_to (Current)</text:p>
      <text:p text:style-name="P14"><text:soft-page-break/><text:tab/><text:tab/>-- from PO_ADAPTER</text:p>
      <text:p text:style-name="P14"><text:tab/>class_name_defined: class_name /= void and then not class_name.is_empty</text:p>
      <text:p text:style-name="P14"><text:tab/>datastore_exists: datastore /= void</text:p>
      <text:p text:style-name="P14"><text:tab/>registered_to_datastore: datastore.adapters.has (Current)</text:p>
      <text:p text:style-name="P14"><text:tab/>valid_last_pid: last_pid /= void implies is_pid_valid (last_pid)</text:p>
      <text:p text:style-name="P14"><text:tab/>cache_exists: cache /= void</text:p>
      <text:p text:style-name="P14"><text:tab/>last_cursor_exists: last_cursor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_ADAPTER</text:p>
      <text:h text:style-name="Heading_20_2" text:outline-level="2">Implementor perspective</text:h>
      <text:h text:style-name="Heading_20_1" text:outline-level="1">Annex : Class interfaces</text:h>
      <text:h text:style-name="Heading_20_2" text:outline-level="2">BOOK</text:h>
      <text:p text:style-name="P14">class interface</text:p>
      <text:p text:style-name="P14"><text:tab/>BOOK</text:p>
      <text:p text:style-name="P14"/>
      <text:p text:style-name="P14">create </text:p>
      <text:p text:style-name="P14"/>
      <text:p text:style-name="P14"><text:tab/>make (an_isbn, a_title, an_author: STRING)</text:p>
      <text:p text:style-name="P14"><text:tab/><text:tab/><text:tab/>--</text:p>
      <text:p text:style-name="P14"><text:tab/><text:tab/>require</text:p>
      <text:p text:style-name="P14"><text:tab/><text:tab/><text:tab/>a_isbn_exists: an_isbn /= void and an_isbn.count &gt; 0 and an_isbn.count &lt;= 14</text:p>
      <text:p text:style-name="P14"><text:tab/><text:tab/><text:tab/>a_title_exists: a_title /= void</text:p>
      <text:p text:style-name="P14"><text:tab/><text:tab/><text:tab/>an_author_exists: an_author /= void</text:p>
      <text:p text:style-name="P14"><text:tab/><text:tab/>ensure</text:p>
      <text:p text:style-name="P14"><text:tab/><text:tab/><text:tab/>isbn = an_isbn</text:p>
      <text:p text:style-name="P14"><text:tab/><text:tab/><text:tab/>title = a_title</text:p>
      <text:p text:style-name="P14"/>
      <text:p text:style-name="P14">feature -- Access</text:p>
      <text:p text:style-name="P14"/>
      <text:p text:style-name="P14"><text:tab/>author: STRING</text:p>
      <text:p text:style-name="P14"/>
      <text:p text:style-name="P14"><text:tab/>isbn: STRING</text:p>
      <text:p text:style-name="P14"/>
      <text:p text:style-name="P15"><text:tab/>persistence_manager: PO_MANAGER</text:p>
      <text:p text:style-name="P15"><text:tab/><text:tab/><text:tab/>-- persistence manager singleton</text:p>
      <text:p text:style-name="P15"><text:tab/><text:tab/><text:tab/>-- (from PO_MANAGER_SINGLETON_ACCESS)</text:p>
      <text:p text:style-name="P15"><text:tab/><text:tab/>ensure -- from PO_MANAGER_SINGLETON_ACCESS</text:p>
      <text:p text:style-name="P15"><text:tab/><text:tab/><text:tab/>Result /= void</text:p>
      <text:p text:style-name="P15"/>
      <text:p text:style-name="P15"><text:tab/>persistent_class_name: STRING</text:p>
      <text:p text:style-name="P15"><text:tab/><text:tab/><text:tab/>-- Name of persistent class</text:p>
      <text:p text:style-name="P15"><text:tab/><text:tab/><text:tab/>-- Especially useful when a single adapter takes care of</text:p>
      <text:p text:style-name="P15"><text:tab/><text:tab/><text:tab/>-- a whole class hierarchy</text:p>
      <text:p text:style-name="P15"><text:tab/><text:tab/><text:tab/>-- (from PO_PERSISTENT)</text:p>
      <text:p text:style-name="P15"/>
      <text:p text:style-name="P15"><text:tab/>pid: PO_PID</text:p>
      <text:p text:style-name="P15"><text:tab/><text:tab/><text:tab/>-- Persistence identifier, if any</text:p>
      <text:p text:style-name="P15"><text:tab/><text:tab/><text:tab/>-- (from PO_PERSISTENT)</text:p>
      <text:p text:style-name="P15"/>
      <text:p text:style-name="P15"><text:tab/>status: PO_STATUS</text:p>
      <text:p text:style-name="P15"><text:tab/><text:tab/><text:tab/>-- status related to latest persistance operation</text:p>
      <text:p text:style-name="P15"><text:tab/><text:tab/><text:tab/>-- (from PO_STATUS_USE)</text:p>
      <text:p text:style-name="P15"/>
      <text:p text:style-name="P14"><text:tab/>title: STRING</text:p>
      <text:p text:style-name="P14"><text:tab/></text:p>
      <text:p text:style-name="P14">feature -- Status report</text:p>
      <text:p text:style-name="P14"/>
      <text:p text:style-name="P15"><text:tab/>exists: BOOLEAN</text:p>
      <text:p text:style-name="P15"><text:tab/><text:tab/><text:tab/>-- does current object exist in datastore ?</text:p>
      <text:p text:style-name="P15"><text:tab/><text:tab/><text:tab/>-- (from PO_PERSISTENT)</text:p>
      <text:p text:style-name="P15"/>
      <text:p text:style-name="P15"><text:tab/>is_deleted: BOOLEAN</text:p>
      <text:p text:style-name="P15"><text:tab/><text:tab/><text:tab/>-- has Current's persistent image been deleted from datastore ?</text:p>
      <text:p text:style-name="P15"><text:tab/><text:tab/><text:tab/>-- (from PO_PERSISTENT)</text:p>
      <text:p text:style-name="P15"/>
      <text:p text:style-name="P15"><text:tab/>is_modified: BOOLEAN</text:p>
      <text:p text:style-name="P15"><text:tab/><text:tab/><text:tab/>-- has Current been modified since last persistence operation ?</text:p>
      <text:p text:style-name="P15"><text:tab/><text:tab/><text:tab/>-- (from PO_PERSISTENT)</text:p>
      <text:p text:style-name="P15"/>
      <text:p text:style-name="P15"><text:tab/>is_persistent: BOOLEAN</text:p>
      <text:p text:style-name="P15"><text:soft-page-break/><text:tab/><text:tab/><text:tab/>-- does Current have a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persistent_is_identified: Result implies pid /= void</text:p>
      <text:p text:style-name="P15"/>
      <text:p text:style-name="P15"><text:tab/>is_volatile: BOOLEAN</text:p>
      <text:p text:style-name="P15"><text:tab/><text:tab/><text:tab/>-- does Current have no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definition: Result implies not is_persistent</text:p>
      <text:p text:style-name="P15"/>
      <text:p text:style-name="P14">feature -- Element change</text:p>
      <text:p text:style-name="P14"/>
      <text:p text:style-name="P14"><text:tab/>set_title (a_title: STRING)</text:p>
      <text:p text:style-name="P14"><text:tab/><text:tab/><text:tab/>--</text:p>
      <text:p text:style-name="P14"><text:tab/><text:tab/>require</text:p>
      <text:p text:style-name="P14"><text:tab/><text:tab/><text:tab/>a_title /= void</text:p>
      <text:p text:style-name="P14"><text:tab/></text:p>
      <text:p text:style-name="P14"><text:tab/></text:p>
      <text:p text:style-name="P14">feature -- Basic operations</text:p>
      <text:p text:style-name="P14"/>
      <text:p text:style-name="P15"><text:tab/>delete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1: not status.is_error implies is_deleted</text:p>
      <text:p text:style-name="P15"><text:tab/><text:tab/><text:tab/>definition2: not status.is_error implies is_volatile</text:p>
      <text:p text:style-name="P15"/>
      <text:p text:style-name="P15"><text:tab/>refresh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error implies not is_modified</text:p>
      <text:p text:style-name="P15"/>
      <text:p text:style-name="P15"><text:tab/>update</text:p>
      <text:p text:style-name="P15"><text:tab/><text:tab/><text:tab/>-- update data store from current object stat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ok implies not is_modified</text:p>
      <text:p text:style-name="P15"/>
      <text:p text:style-name="P15"><text:tab/>write</text:p>
      <text:p text:style-name="P15"><text:tab/><text:tab/><text:tab/>-- write current object state to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volatile: is_volatile</text:p>
      <text:p text:style-name="P15"><text:tab/><text:tab/><text:tab/>adapter_exists: persistence_manager.has_adapter (generator)</text:p>
      <text:p text:style-name="P15"><text:tab/><text:tab/>ensure -- from PO_PERSISTENT</text:p>
      <text:p text:style-name="P15"><text:tab/><text:tab/><text:tab/>definition: not status.is_error implies (is_persistent and not is_modified)</text:p>
      <text:p text:style-name="P14"><text:tab/></text:p>
      <text:p text:style-name="P14">invariant</text:p>
      <text:p text:style-name="P14"/>
      <text:p text:style-name="P14"><text:tab/>isbn_ok: isbn /= void and then isbn.count &gt; 0 and isbn.count &lt;= 14</text:p>
      <text:p text:style-name="P14"><text:tab/>title_ok: title /= void and then title.count &gt; 0</text:p>
      <text:p text:style-name="P14"><text:tab/><text:tab/>-- from PO_PERSISTENT</text:p>
      <text:p text:style-name="P14"><text:tab/>persistent_has_a_pid: is_persistent implies pid /= void</text:p>
      <text:p text:style-name="P14"><text:tab/>persistent_class_name_exists: persistent_class_name /= void and not persistent_class_name.is_empty</text:p>
      <text:p text:style-name="P14"><text:tab/>volatile_and_persistent_state_are_exclusive: is_volatile xor is_persistent</text:p>
      <text:p text:style-name="P14"><text:tab/>deleted_implies_volatile: is_deleted implies is_volatile</text:p>
      <text:p text:style-name="P14"><text:tab/><text:tab/>-- from PO_MANAGER_SINGLETON_ACCESS</text:p>
      <text:p text:style-name="P14"><text:tab/>cell_exists: cell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</text:p>
      <text:h text:style-name="Heading_20_2" text:outline-level="2">BOOK_ADAPTER</text:h>
      <text:p text:style-name="P14">class interface</text:p>
      <text:p text:style-name="P14"><text:tab/>BOOK</text:p>
      <text:p text:style-name="P14"/>
      <text:p text:style-name="P14">create </text:p>
      <text:p text:style-name="P14"><text:soft-page-break/></text:p>
      <text:p text:style-name="P14"><text:tab/>make (an_isbn, a_title, an_author: STRING)</text:p>
      <text:p text:style-name="P14"><text:tab/><text:tab/><text:tab/>--</text:p>
      <text:p text:style-name="P14"><text:tab/><text:tab/>require</text:p>
      <text:p text:style-name="P14"><text:tab/><text:tab/><text:tab/>a_isbn_exists: an_isbn /= void and an_isbn.count &gt; 0 and an_isbn.count &lt;= 14</text:p>
      <text:p text:style-name="P14"><text:tab/><text:tab/><text:tab/>a_title_exists: a_title /= void</text:p>
      <text:p text:style-name="P14"><text:tab/><text:tab/><text:tab/>an_author_exists: an_author /= void</text:p>
      <text:p text:style-name="P14"><text:tab/><text:tab/>ensure</text:p>
      <text:p text:style-name="P14"><text:tab/><text:tab/><text:tab/>isbn = an_isbn</text:p>
      <text:p text:style-name="P14"><text:tab/><text:tab/><text:tab/>title = a_title</text:p>
      <text:p text:style-name="P14"/>
      <text:p text:style-name="P14">feature -- Access</text:p>
      <text:p text:style-name="P14"/>
      <text:p text:style-name="P14"><text:tab/>author: STRING</text:p>
      <text:p text:style-name="P14"/>
      <text:p text:style-name="P14"><text:tab/>isbn: STRING</text:p>
      <text:p text:style-name="P14"/>
      <text:p text:style-name="P15"><text:tab/>persistence_manager: PO_MANAGER</text:p>
      <text:p text:style-name="P15"><text:tab/><text:tab/><text:tab/>-- persistence manager singleton</text:p>
      <text:p text:style-name="P15"><text:tab/><text:tab/><text:tab/>-- (from PO_MANAGER_SINGLETON_ACCESS)</text:p>
      <text:p text:style-name="P15"><text:tab/><text:tab/>ensure -- from PO_MANAGER_SINGLETON_ACCESS</text:p>
      <text:p text:style-name="P15"><text:tab/><text:tab/><text:tab/>Result /= void</text:p>
      <text:p text:style-name="P15"/>
      <text:p text:style-name="P15"><text:tab/>persistent_class_name: STRING</text:p>
      <text:p text:style-name="P15"><text:tab/><text:tab/><text:tab/>-- Name of persistent class</text:p>
      <text:p text:style-name="P15"><text:tab/><text:tab/><text:tab/>-- Especially useful when a single adapter takes care of</text:p>
      <text:p text:style-name="P15"><text:tab/><text:tab/><text:tab/>-- a whole class hierarchy</text:p>
      <text:p text:style-name="P15"><text:tab/><text:tab/><text:tab/>-- (from PO_PERSISTENT)</text:p>
      <text:p text:style-name="P15"/>
      <text:p text:style-name="P15"><text:tab/>pid: PO_PID</text:p>
      <text:p text:style-name="P15"><text:tab/><text:tab/><text:tab/>-- Persistence identifier, if any</text:p>
      <text:p text:style-name="P15"><text:tab/><text:tab/><text:tab/>-- (from PO_PERSISTENT)</text:p>
      <text:p text:style-name="P15"/>
      <text:p text:style-name="P15"><text:tab/>status: PO_STATUS</text:p>
      <text:p text:style-name="P15"><text:tab/><text:tab/><text:tab/>-- status related to latest persistance operation</text:p>
      <text:p text:style-name="P15"><text:tab/><text:tab/><text:tab/>-- (from PO_STATUS_USE)</text:p>
      <text:p text:style-name="P15"/>
      <text:p text:style-name="P14"><text:tab/>title: STRING</text:p>
      <text:p text:style-name="P14"><text:tab/></text:p>
      <text:p text:style-name="P14">feature -- Status report</text:p>
      <text:p text:style-name="P14"/>
      <text:p text:style-name="P15"><text:tab/>exists: BOOLEAN</text:p>
      <text:p text:style-name="P15"><text:tab/><text:tab/><text:tab/>-- does current object exist in datastore ?</text:p>
      <text:p text:style-name="P15"><text:tab/><text:tab/><text:tab/>-- (from PO_PERSISTENT)</text:p>
      <text:p text:style-name="P15"/>
      <text:p text:style-name="P15"><text:tab/>is_deleted: BOOLEAN</text:p>
      <text:p text:style-name="P15"><text:tab/><text:tab/><text:tab/>-- has Current's persistent image been deleted from datastore ?</text:p>
      <text:p text:style-name="P15"><text:tab/><text:tab/><text:tab/>-- (from PO_PERSISTENT)</text:p>
      <text:p text:style-name="P15"/>
      <text:p text:style-name="P15"><text:tab/>is_modified: BOOLEAN</text:p>
      <text:p text:style-name="P15"><text:tab/><text:tab/><text:tab/>-- has Current been modified since last persistence operation ?</text:p>
      <text:p text:style-name="P15"><text:tab/><text:tab/><text:tab/>-- (from PO_PERSISTENT)</text:p>
      <text:p text:style-name="P15"/>
      <text:p text:style-name="P15"><text:tab/>is_persistent: BOOLEAN</text:p>
      <text:p text:style-name="P15"><text:tab/><text:tab/><text:tab/>-- does Current have a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persistent_is_identified: Result implies pid /= void</text:p>
      <text:p text:style-name="P15"/>
      <text:p text:style-name="P15"><text:tab/>is_volatile: BOOLEAN</text:p>
      <text:p text:style-name="P15"><text:tab/><text:tab/><text:tab/>-- does Current have no persistent image on datastore ?</text:p>
      <text:p text:style-name="P15"><text:tab/><text:tab/><text:tab/>-- (from PO_PERSISTENT)</text:p>
      <text:p text:style-name="P15"><text:tab/><text:tab/>ensure -- from PO_PERSISTENT</text:p>
      <text:p text:style-name="P15"><text:tab/><text:tab/><text:tab/>definition: Result implies not is_persistent</text:p>
      <text:p text:style-name="P15"/>
      <text:p text:style-name="P14">feature -- Element change</text:p>
      <text:p text:style-name="P14"/>
      <text:p text:style-name="P14"><text:tab/>set_title (a_title: STRING)</text:p>
      <text:p text:style-name="P14"><text:tab/><text:tab/><text:tab/>--</text:p>
      <text:p text:style-name="P14"><text:tab/><text:tab/>require</text:p>
      <text:p text:style-name="P14"><text:tab/><text:tab/><text:tab/>a_title /= void</text:p>
      <text:p text:style-name="P14"><text:tab/></text:p>
      <text:p text:style-name="P14"><text:tab/></text:p>
      <text:p text:style-name="P14">feature -- Basic operations</text:p>
      <text:p text:style-name="P14"/>
      <text:p text:style-name="P15"><text:tab/>delete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soft-page-break/><text:tab/><text:tab/><text:tab/>persistent: is_persistent</text:p>
      <text:p text:style-name="P15"><text:tab/><text:tab/>ensure -- from PO_PERSISTENT</text:p>
      <text:p text:style-name="P15"><text:tab/><text:tab/><text:tab/>definition1: not status.is_error implies is_deleted</text:p>
      <text:p text:style-name="P15"><text:tab/><text:tab/><text:tab/>definition2: not status.is_error implies is_volatile</text:p>
      <text:p text:style-name="P15"/>
      <text:p text:style-name="P15"><text:tab/>refresh</text:p>
      <text:p text:style-name="P15"><text:tab/><text:tab/><text:tab/>-- delete current object state from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error implies not is_modified</text:p>
      <text:p text:style-name="P15"/>
      <text:p text:style-name="P15"><text:tab/>update</text:p>
      <text:p text:style-name="P15"><text:tab/><text:tab/><text:tab/>-- update data store from current object state</text:p>
      <text:p text:style-name="P15"><text:tab/><text:tab/><text:tab/>-- (from PO_PERSISTENT)</text:p>
      <text:p text:style-name="P15"><text:tab/><text:tab/>require -- from PO_PERSISTENT</text:p>
      <text:p text:style-name="P15"><text:tab/><text:tab/><text:tab/>persistent: is_persistent</text:p>
      <text:p text:style-name="P15"><text:tab/><text:tab/>ensure -- from PO_PERSISTENT</text:p>
      <text:p text:style-name="P15"><text:tab/><text:tab/><text:tab/>definition: not status.is_ok implies not is_modified</text:p>
      <text:p text:style-name="P15"/>
      <text:p text:style-name="P15"><text:tab/>write</text:p>
      <text:p text:style-name="P15"><text:tab/><text:tab/><text:tab/>-- write current object state to data store</text:p>
      <text:p text:style-name="P15"><text:tab/><text:tab/><text:tab/>-- (from PO_PERSISTENT)</text:p>
      <text:p text:style-name="P15"><text:tab/><text:tab/>require -- from PO_PERSISTENT</text:p>
      <text:p text:style-name="P15"><text:tab/><text:tab/><text:tab/>volatile: is_volatile</text:p>
      <text:p text:style-name="P15"><text:tab/><text:tab/><text:tab/>adapter_exists: persistence_manager.has_adapter (generator)</text:p>
      <text:p text:style-name="P15"><text:tab/><text:tab/>ensure -- from PO_PERSISTENT</text:p>
      <text:p text:style-name="P15"><text:tab/><text:tab/><text:tab/>definition: not status.is_error implies (is_persistent and not is_modified)</text:p>
      <text:p text:style-name="P14"><text:tab/></text:p>
      <text:p text:style-name="P14">invariant</text:p>
      <text:p text:style-name="P14"/>
      <text:p text:style-name="P14"><text:tab/>isbn_ok: isbn /= void and then isbn.count &gt; 0 and isbn.count &lt;= 14</text:p>
      <text:p text:style-name="P14"><text:tab/>title_ok: title /= void and then title.count &gt; 0</text:p>
      <text:p text:style-name="P14"><text:tab/><text:tab/>-- from PO_PERSISTENT</text:p>
      <text:p text:style-name="P14"><text:tab/>persistent_has_a_pid: is_persistent implies pid /= void</text:p>
      <text:p text:style-name="P14"><text:tab/>persistent_class_name_exists: persistent_class_name /= void and not persistent_class_name.is_empty</text:p>
      <text:p text:style-name="P14"><text:tab/>volatile_and_persistent_state_are_exclusive: is_volatile xor is_persistent</text:p>
      <text:p text:style-name="P14"><text:tab/>deleted_implies_volatile: is_deleted implies is_volatile</text:p>
      <text:p text:style-name="P14"><text:tab/><text:tab/>-- from PO_MANAGER_SINGLETON_ACCESS</text:p>
      <text:p text:style-name="P14"><text:tab/>cell_exists: cell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</text:p>
      <text:h text:style-name="Heading_20_3" text:outline-level="3">Adapters</text:h>
      <text:p text:style-name="Text_20_body">Adapter classes exhibit standard and extended accesses.</text:p>
      <text:p text:style-name="Text_20_body">Those “accesses” are the only ways to manipulate and query “objectland”.</text:p>
      <text:p text:style-name="P14">indexing</text:p>
      <text:p text:style-name="P14"><text:tab/>description: "Access modules to persistent state of BOOK instances."</text:p>
      <text:p text:style-name="P14"><text:tab/>author: "Paul G. Crismer"</text:p>
      <text:p text:style-name="P14"><text:tab/>date: "$Date: 2004/02/11 11:06:19 $"</text:p>
      <text:p text:style-name="P14"><text:tab/>revision: "$Revision: 1.3 $"</text:p>
      <text:p text:style-name="P14"/>
      <text:p text:style-name="P14">deferred class interface</text:p>
      <text:p text:style-name="P14"><text:tab/>BOOK_ADAPTER</text:p>
      <text:p text:style-name="P14"/>
      <text:p text:style-name="P14">feature -- Access</text:p>
      <text:p text:style-name="P14"/>
      <text:p text:style-name="P14"><text:tab/>class_name: STRING</text:p>
      <text:p text:style-name="P14"/>
      <text:p text:style-name="P14"><text:tab/>datastore: PO_DATASTORE</text:p>
      <text:p text:style-name="P14"><text:tab/><text:tab/><text:tab/>-- Datastore on which I/O operations will occur</text:p>
      <text:p text:style-name="P14"><text:tab/><text:tab/><text:tab/>-- (from PO_ADAPTER)</text:p>
      <text:p text:style-name="P14"/>
      <text:p text:style-name="P14"><text:tab/>last_cursor: PO_CURSOR [BOOK]</text:p>
      <text:p text:style-name="P14"><text:tab/><text:tab/><text:tab/>-- Last cursor on objects that have been read</text:p>
      <text:p text:style-name="P14"><text:tab/><text:tab/><text:tab/>-- (from PO_ADAPTER)</text:p>
      <text:p text:style-name="P14"/>
      <text:p text:style-name="P14"><text:tab/>pid_for_object (object: like last_object): PO_PID</text:p>
      <text:p text:style-name="P14"><text:tab/><text:tab/><text:tab/>-- Persistent identifier for `object'</text:p>
      <text:p text:style-name="P14"><text:tab/><text:tab/><text:tab/>-- (from PO_ADAPTER)</text:p>
      <text:p text:style-name="P14"><text:tab/><text:tab/>require -- from PO_ADAPTER</text:p>
      <text:p text:style-name="P14"><text:tab/><text:tab/><text:tab/>object_not_void: object /= void</text:p>
      <text:p text:style-name="P14"><text:soft-page-break/><text:tab/><text:tab/>ensure -- from PO_ADAPTER</text:p>
      <text:p text:style-name="P14"><text:tab/><text:tab/><text:tab/>definition: Result /= void</text:p>
      <text:p text:style-name="P14"><text:tab/><text:tab/><text:tab/>pid_of_persistent: object.is_persistent implies Result = object.pid</text:p>
      <text:p text:style-name="P14"><text:tab/><text:tab/><text:tab/>created_for_volatile: object.is_volatile implies Result = last_pid</text:p>
      <text:p text:style-name="P14"/>
      <text:p text:style-name="P14"><text:tab/>status: PO_STATUS</text:p>
      <text:p text:style-name="P14"><text:tab/><text:tab/><text:tab/>-- status related to latest persistance operation</text:p>
      <text:p text:style-name="P14"><text:tab/><text:tab/><text:tab/>-- (from PO_STATUS_USE)</text:p>
      <text:p text:style-name="P14"><text:tab/></text:p>
      <text:p text:style-name="P14">feature -- Measurement</text:p>
      <text:p text:style-name="P14"/>
      <text:p text:style-name="P14"><text:tab/>cache_count: INTEGER</text:p>
      <text:p text:style-name="P14"><text:tab/><text:tab/><text:tab/>-- Number of objects in cache.</text:p>
      <text:p text:style-name="P14"><text:tab/><text:tab/><text:tab/>-- (from PO_ADAPTER)</text:p>
      <text:p text:style-name="P14"><text:tab/></text:p>
      <text:p text:style-name="P14"><text:tab/></text:p>
      <text:p text:style-name="P14">feature -- Status report</text:p>
      <text:p text:style-name="P14"/>
      <text:p text:style-name="P14"><text:tab/>can_delete: BOOLEAN</text:p>
      <text:p text:style-name="P14"><text:tab/><text:tab/><text:tab/>-- does this adapter implement delete access ?</text:p>
      <text:p text:style-name="P14"><text:tab/><text:tab/><text:tab/>-- (from PO_ADAPTER)</text:p>
      <text:p text:style-name="P14"/>
      <text:p text:style-name="P14"><text:tab/>can_read: BOOLEAN</text:p>
      <text:p text:style-name="P14"><text:tab/><text:tab/><text:tab/>-- does this adapter implement read access ?</text:p>
      <text:p text:style-name="P14"><text:tab/><text:tab/><text:tab/>-- (from PO_ADAPTER)</text:p>
      <text:p text:style-name="P14"/>
      <text:p text:style-name="P14"><text:tab/>can_refresh: BOOLEAN</text:p>
      <text:p text:style-name="P14"><text:tab/><text:tab/><text:tab/>-- does this adapter implement refresh access ?</text:p>
      <text:p text:style-name="P14"><text:tab/><text:tab/><text:tab/>-- (from PO_ADAPTER)</text:p>
      <text:p text:style-name="P14"/>
      <text:p text:style-name="P14"><text:tab/>can_update: BOOLEAN</text:p>
      <text:p text:style-name="P14"><text:tab/><text:tab/><text:tab/>-- does this adapter implement update access ?</text:p>
      <text:p text:style-name="P14"><text:tab/><text:tab/><text:tab/>-- (from PO_ADAPTER)</text:p>
      <text:p text:style-name="P14"/>
      <text:p text:style-name="P14"><text:tab/>can_write: BOOLEAN</text:p>
      <text:p text:style-name="P14"><text:tab/><text:tab/><text:tab/>-- does this adapter implement write access ?</text:p>
      <text:p text:style-name="P14"><text:tab/><text:tab/><text:tab/>-- (from PO_ADAPTER)</text:p>
      <text:p text:style-name="P14"/>
      <text:p text:style-name="P14"><text:tab/>is_enabled_cache_on_read: BOOLEAN</text:p>
      <text:p text:style-name="P14"><text:tab/><text:tab/><text:tab/>-- Are read objects inserted in cache ?</text:p>
      <text:p text:style-name="P14"><text:tab/><text:tab/><text:tab/>-- (from PO_ADAPTER)</text:p>
      <text:p text:style-name="P14"/>
      <text:p text:style-name="P14"><text:tab/>is_enabled_cache_on_write: BOOLEAN</text:p>
      <text:p text:style-name="P14"><text:tab/><text:tab/><text:tab/>-- Are written objects inserted in cache ?</text:p>
      <text:p text:style-name="P14"><text:tab/><text:tab/><text:tab/>-- (from PO_ADAPTER)</text:p>
      <text:p text:style-name="P14"/>
      <text:p text:style-name="P14"><text:tab/>is_pid_valid (some_pid: like last_pid): BOOLEAN</text:p>
      <text:p text:style-name="P14"><text:tab/><text:tab/><text:tab/>-- Is `some_pid' a valid pid ?</text:p>
      <text:p text:style-name="P14"><text:tab/><text:tab/><text:tab/>-- (from PO_ADAPTER)</text:p>
      <text:p text:style-name="P14"><text:tab/><text:tab/>require -- from PO_ADAPTER</text:p>
      <text:p text:style-name="P14"><text:tab/><text:tab/><text:tab/>some_pid_exists: some_pid /= void</text:p>
      <text:p text:style-name="P14"/>
      <text:p text:style-name="P14"><text:tab/>no_data_found: BOOLEAN</text:p>
      <text:p text:style-name="P14"><text:tab/><text:tab/><text:tab/>-- have no data been found ?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Result = (last_cursor.count = 0)</text:p>
      <text:p text:style-name="P14"><text:tab/></text:p>
      <text:p text:style-name="P14">feature -- Status setting</text:p>
      <text:p text:style-name="P14"/>
      <text:p text:style-name="P14"><text:tab/>disable_cache_on_read</text:p>
      <text:p text:style-name="P14"><text:tab/><text:tab/><text:tab/>-- do not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read</text:p>
      <text:p text:style-name="P14"/>
      <text:p text:style-name="P14"><text:tab/>disable_cache_on_write</text:p>
      <text:p text:style-name="P14"><text:tab/><text:tab/><text:tab/>-- do not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not is_enabled_cache_on_write</text:p>
      <text:p text:style-name="P14"/>
      <text:p text:style-name="P14"><text:tab/>enable_cache_on_read</text:p>
      <text:p text:style-name="P14"><text:tab/><text:tab/><text:tab/>-- cache objects after they have been read</text:p>
      <text:p text:style-name="P14"><text:tab/><text:tab/><text:tab/>-- (from PO_ADAPTER)</text:p>
      <text:p text:style-name="P14"><text:tab/><text:tab/>ensure -- from PO_ADAPTER</text:p>
      <text:p text:style-name="P14"><text:tab/><text:tab/><text:tab/>definition: is_enabled_cache_on_read</text:p>
      <text:p text:style-name="P14"/>
      <text:p text:style-name="P14"><text:tab/>enable_cache_on_write</text:p>
      <text:p text:style-name="P14"><text:tab/><text:tab/><text:tab/>-- cache objects after they have been written</text:p>
      <text:p text:style-name="P14"><text:tab/><text:tab/><text:tab/>-- (from PO_ADAPTER)</text:p>
      <text:p text:style-name="P14"><text:tab/><text:tab/>ensure -- from PO_ADAPTER</text:p>
      <text:p text:style-name="P14"><text:soft-page-break/><text:tab/><text:tab/><text:tab/>definition: is_enabled_cache_on_write</text:p>
      <text:p text:style-name="P14"><text:tab/></text:p>
      <text:p text:style-name="P14"><text:tab/></text:p>
      <text:p text:style-name="P14">feature -- Basic operations</text:p>
      <text:p text:style-name="P14"/>
      <text:p text:style-name="P14"><text:tab/>clear_cache</text:p>
      <text:p text:style-name="P14"><text:tab/><text:tab/><text:tab/>-- clear cache</text:p>
      <text:p text:style-name="P14"><text:tab/><text:tab/><text:tab/>-- (from PO_ADAPTER)</text:p>
      <text:p text:style-name="P14"><text:tab/><text:tab/>ensure -- from PO_ADAPTER</text:p>
      <text:p text:style-name="P14"><text:tab/><text:tab/><text:tab/>cache_count_is_0: cache_count = 0</text:p>
      <text:p text:style-name="P14"/>
      <text:p text:style-name="P14"><text:tab/>delete (object: like last_object)</text:p>
      <text:p text:style-name="P14"><text:tab/><text:tab/><text:tab/>-- <text:s/>delete `object's persistent image</text:p>
      <text:p text:style-name="P14"><text:tab/><text:tab/><text:tab/>-- (from PO_ADAPTER)</text:p>
      <text:p text:style-name="P14"><text:tab/><text:tab/>require -- from PO_ADAPTER</text:p>
      <text:p text:style-name="P14"><text:tab/><text:tab/><text:tab/>can_delete: can_delete</text:p>
      <text:p text:style-name="P14"><text:tab/><text:tab/><text:tab/>object_exists: object /= void</text:p>
      <text:p text:style-name="P14"><text:tab/><text:tab/><text:tab/>object_already_in_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deleted: not status.is_error implies (object.is_deleted and not exists (pid_for_object (object)))</text:p>
      <text:p text:style-name="P14"><text:tab/><text:tab/><text:tab/>no_more_cached: not status.is_error implies not is_cached (object)</text:p>
      <text:p text:style-name="P14"><text:tab/><text:tab/><text:tab/>deleted: not status.is_error implies object.is_deleted</text:p>
      <text:p text:style-name="P14"/>
      <text:p text:style-name="P14"><text:tab/>exists (pid: like last_pid): BOOLEAN</text:p>
      <text:p text:style-name="P14"><text:tab/><text:tab/><text:tab/>-- does an object identifed by `pid' exist in datastore ?</text:p>
      <text:p text:style-name="P14"><text:tab/><text:tab/><text:tab/>-- (from PO_ADAPTER)</text:p>
      <text:p text:style-name="P14"><text:tab/><text:tab/>require -- from PO_ADAPTER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/>
      <text:p text:style-name="P14"><text:tab/>read (pid: like last_pid)</text:p>
      <text:p text:style-name="P14"><text:tab/><text:tab/><text:tab/>-- read a persistent object using identifier `pid'</text:p>
      <text:p text:style-name="P14"><text:tab/><text:tab/><text:tab/>-- (from PO_ADAPTER)</text:p>
      <text:p text:style-name="P14"><text:tab/><text:tab/>require -- from PO_ADAPTER</text:p>
      <text:p text:style-name="P14"><text:tab/><text:tab/><text:tab/>can_read: can_read</text:p>
      <text:p text:style-name="P14"><text:tab/><text:tab/><text:tab/>pid_exists: pid /= void</text:p>
      <text:p text:style-name="P14"><text:tab/><text:tab/><text:tab/>pid_is_valid_pid: is_pid_valid (pid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cursor_exists: last_cursor /= void</text:p>
      <text:p text:style-name="P14"><text:tab/><text:tab/><text:tab/>empty_cursor_when_error: status.is_error implies last_cursor.is_empty</text:p>
      <text:p text:style-name="P14"><text:tab/><text:tab/><text:tab/>single_object_read: (not status.is_error and then not last_cursor.is_empty) implies last_cursor.count = 1</text:p>
      <text:p text:style-name="P14"><text:tab/><text:tab/><text:tab/>object_cached: (not last_cursor.is_empty and then is_enabled_cache_on_read) implies is_cached (last_cursor.first)</text:p>
      <text:p text:style-name="P14"/>
      <text:p text:style-name="P15"><text:tab/>read_by_isbn (an_isbn: STRING)</text:p>
      <text:p text:style-name="P15"><text:tab/><text:tab/><text:tab/>-- read book by `an_isbn'</text:p>
      <text:p text:style-name="P15"><text:tab/><text:tab/>require</text:p>
      <text:p text:style-name="P15"><text:tab/><text:tab/><text:tab/>an_isbn_not_void: an_isbn /= void</text:p>
      <text:p text:style-name="P15"/>
      <text:p text:style-name="P15"><text:tab/>read_by_title (a_title: STRING)</text:p>
      <text:p text:style-name="P15"><text:tab/><text:tab/><text:tab/>-- read book by `a_title'</text:p>
      <text:p text:style-name="P15"><text:tab/><text:tab/>require</text:p>
      <text:p text:style-name="P15"><text:tab/><text:tab/><text:tab/>a_title_not_void: a_title /= void</text:p>
      <text:p text:style-name="P15"/>
      <text:p text:style-name="P14"><text:tab/>refresh (object: like last_object)</text:p>
      <text:p text:style-name="P14"><text:tab/><text:tab/><text:tab/>-- refresh `object' by reading its persistent state from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refresh: can_refresh</text:p>
      <text:p text:style-name="P14"><text:tab/><text:tab/><text:tab/>object_exists: object /= void</text:p>
      <text:p text:style-name="P14"><text:tab/><text:tab/><text:tab/>object_exists_in_datastore: object.is_persistent and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status.is_error implies not object.is_modified</text:p>
      <text:p text:style-name="P14"/>
      <text:p text:style-name="P14"><text:tab/>update (object: like last_object)</text:p>
      <text:p text:style-name="P14"><text:tab/><text:tab/><text:tab/>-- update `object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update: can_update</text:p>
      <text:p text:style-name="P14"><text:tab/><text:tab/><text:tab/>object_exists: object /= void</text:p>
      <text:p text:style-name="P14"><text:soft-page-break/><text:tab/><text:tab/><text:tab/>object_exists_in_datastore: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object_fresh: not not status.is_error implies not object.is_modified</text:p>
      <text:p text:style-name="P14"/>
      <text:p text:style-name="P14"><text:tab/>write (object: like last_object)</text:p>
      <text:p text:style-name="P14"><text:tab/><text:tab/><text:tab/>-- write `o' on persistent datastore</text:p>
      <text:p text:style-name="P14"><text:tab/><text:tab/><text:tab/>-- (from PO_ADAPTER)</text:p>
      <text:p text:style-name="P14"><text:tab/><text:tab/>require -- from PO_ADAPTER</text:p>
      <text:p text:style-name="P14"><text:tab/><text:tab/><text:tab/>can_write: can_write</text:p>
      <text:p text:style-name="P14"><text:tab/><text:tab/><text:tab/>object_exists: object /= void</text:p>
      <text:p text:style-name="P14"><text:tab/><text:tab/><text:tab/>object_is_volatile: object.is_volatile</text:p>
      <text:p text:style-name="P14"><text:tab/><text:tab/><text:tab/>object_not_in_datastore: not exists (pid_for_object (object))</text:p>
      <text:p text:style-name="P14"><text:tab/><text:tab/><text:tab/>datastore_connected: datastore.is_connected</text:p>
      <text:p text:style-name="P14"><text:tab/><text:tab/><text:tab/>is_ok: status.is_ok</text:p>
      <text:p text:style-name="P14"><text:tab/><text:tab/>ensure -- from PO_ADAPTER</text:p>
      <text:p text:style-name="P14"><text:tab/><text:tab/><text:tab/>last_pid_created_and_set: not status.is_error implies object.pid = last_pid</text:p>
      <text:p text:style-name="P14"><text:tab/><text:tab/><text:tab/>object_fresh: not status.is_error implies not object.is_modified</text:p>
      <text:p text:style-name="P14"><text:tab/><text:tab/><text:tab/>object_persists: not status.is_error implies object.is_persistent</text:p>
      <text:p text:style-name="P14"><text:tab/><text:tab/><text:tab/>object_cached: (not status.is_error and then is_enabled_cache_on_write) implies is_cached (object)</text:p>
      <text:p text:style-name="P14"><text:tab/></text:p>
      <text:p text:style-name="P14">feature -- Contract support</text:p>
      <text:p text:style-name="P14"/>
      <text:p text:style-name="P14"><text:tab/>is_cached (object: like last_object): BOOLEAN</text:p>
      <text:p text:style-name="P14"><text:tab/><text:tab/><text:tab/>-- is `object' in cache ?</text:p>
      <text:p text:style-name="P14"><text:tab/><text:tab/><text:tab/>-- (from PO_ADAPTER)</text:p>
      <text:p text:style-name="P14"><text:tab/><text:tab/>require -- from PO_ADAPTER</text:p>
      <text:p text:style-name="P14"><text:tab/><text:tab/><text:tab/>persistent_object: object /= void and then object.is_persistent</text:p>
      <text:p text:style-name="P14"><text:tab/></text:p>
      <text:p text:style-name="P14">feature -- Factory</text:p>
      <text:p text:style-name="P14"/>
      <text:p text:style-name="P14"><text:tab/>create_pid_from_object (an_object: BOOK)</text:p>
      <text:p text:style-name="P14"><text:tab/><text:tab/><text:tab/>-- create a pid from a volatile object</text:p>
      <text:p text:style-name="P14"><text:tab/><text:tab/><text:tab/>-- (from PO_ADAPTER)</text:p>
      <text:p text:style-name="P14"><text:tab/><text:tab/>require -- from PO_ADAPTER</text:p>
      <text:p text:style-name="P14"><text:tab/><text:tab/><text:tab/>object_exists: an_object /= void</text:p>
      <text:p text:style-name="P14"><text:tab/><text:tab/><text:tab/>object_is_volatile: an_object.is_volatile</text:p>
      <text:p text:style-name="P14"><text:tab/><text:tab/>ensure -- from PO_ADAPTER</text:p>
      <text:p text:style-name="P14"><text:tab/><text:tab/><text:tab/>exists_and_valid: not status.is_error implies (last_pid /= void and then is_pid_valid (last_pid))</text:p>
      <text:p text:style-name="P14"><text:tab/></text:p>
      <text:p text:style-name="P14">invariant</text:p>
      <text:p text:style-name="P14"/>
      <text:p text:style-name="P14"><text:tab/><text:tab/>-- from ANY</text:p>
      <text:p text:style-name="P14"><text:tab/>reflexive_equality: standard_is_equal (Current)</text:p>
      <text:p text:style-name="P14"><text:tab/>reflexive_conformance: conforms_to (Current)</text:p>
      <text:p text:style-name="P14"><text:tab/><text:tab/>-- from PO_ADAPTER</text:p>
      <text:p text:style-name="P14"><text:tab/>class_name_defined: class_name /= void and then not class_name.is_empty</text:p>
      <text:p text:style-name="P14"><text:tab/>datastore_exists: datastore /= void</text:p>
      <text:p text:style-name="P14"><text:tab/>registered_to_datastore: datastore.adapters.has (Current)</text:p>
      <text:p text:style-name="P14"><text:tab/>valid_last_pid: last_pid /= void implies is_pid_valid (last_pid)</text:p>
      <text:p text:style-name="P14"><text:tab/>cache_exists: cache /= void</text:p>
      <text:p text:style-name="P14"><text:tab/>last_cursor_exists: last_cursor /= void</text:p>
      <text:p text:style-name="P14"><text:tab/><text:tab/>-- from PO_STATUS_USE</text:p>
      <text:p text:style-name="P14"><text:tab/>status_exist: status /= void</text:p>
      <text:p text:style-name="P14"/>
      <text:p text:style-name="P14">end -- class BOOK_ADAP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normal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suffix=". 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POM - User's Manual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meta:initial-creator>Paul-Georges Crismer</meta:initial-creator>
    <meta:creation-date>2004-04-13T16:25:17</meta:creation-date>
    <dc:date>2012-03-29T13:23:39.26</dc:date>
    <dc:language>en-US</dc:language>
    <meta:editing-cycles>35</meta:editing-cycles>
    <meta:editing-duration>PT11H12M44S</meta:editing-duration>
    <meta:document-statistic meta:table-count="6" meta:image-count="0" meta:object-count="0" meta:page-count="15" meta:paragraph-count="755" meta:word-count="3342" meta:character-count="26995" meta:non-whitespace-character-count="23035"/>
    <meta:user-defined meta:name="Info 1"/>
    <meta:user-defined meta:name="Info 2"/>
    <meta:user-defined meta:name="Info 3"/>
    <meta:user-defined meta:name="Info 4"/>
  </office:meta>
</office:document-meta>
</file>